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347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4" style:family="paragraph" style:parent-style-name="Standard" style:list-style-name="">
      <style:paragraph-properties fo:margin-top="0in" fo:margin-bottom="0.1665in" style:line-height-at-least="0.25in" fo:text-align="start" style:justify-single-word="false" style:text-autospace="none"/>
    </style:style>
    <style:style style:name="P5" style:family="paragraph" style:parent-style-name="Standard" style:list-style-name="">
      <style:paragraph-properties fo:margin-top="0in" fo:margin-bottom="0.1665in" style:line-height-at-least="0.25in" fo:text-align="start" style:justify-single-word="false" style:text-autospace="none"/>
      <style:text-properties fo:font-size="20pt" fo:font-weight="bold" style:font-size-asian="20pt" style:font-weight-asian="bold" style:font-size-complex="20pt" style:font-weight-complex="bold"/>
    </style:style>
    <style:style style:name="P6"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2pt" fo:font-style="italic" fo:font-weight="normal" style:font-name-asian="Verdana" style:font-size-asian="12pt" style:font-style-asian="italic" style:font-weight-asian="normal" style:font-name-complex="Verdana" style:font-size-complex="12pt" style:font-style-complex="italic" style:font-weight-complex="normal"/>
    </style:style>
    <style:style style:name="P7"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9"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10"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1"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2"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T7" style:family="text">
      <style:text-properties style:use-window-font-color="true" style:font-name="Verdana" style:font-name-asian="Verdana" style:font-name-complex="Verdana"/>
    </style:style>
    <style:style style:name="T8"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9"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10" style:family="text">
      <style:text-properties style:use-window-font-color="true" style:font-name="Verdana" fo:font-size="18pt" style:font-name-asian="Verdana" style:font-size-asian="18pt" style:font-name-complex="Verdana" style:font-size-complex="18pt"/>
    </style:style>
    <style:style style:name="T11" style:family="text">
      <style:text-properties style:font-name="Verdana"/>
    </style:style>
    <style:style style:name="T12" style:family="text">
      <style:text-properties style:font-name-asian="Verdana"/>
    </style:style>
    <style:style style:name="T13" style:family="text">
      <style:text-properties style:font-name-complex="Verdana"/>
    </style:style>
    <style:style style:name="T14" style:family="text">
      <style:text-properties fo:font-size="18pt"/>
    </style:style>
    <style:style style:name="T15" style:family="text">
      <style:text-properties style:font-size-asian="18pt"/>
    </style:style>
    <style:style style:name="T16" style:family="text">
      <style:text-properties style:font-size-complex="18pt"/>
    </style:style>
    <style:style style:name="T1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Our Favorite Chili</text:span></text:p>
      <text:p text:style-name="P4"><text:span text:style-name="T3">Serves 6 to 8</text:span></text:p>
      <text:p text:style-name="P6">A 4-pound chuck-eye roast, well trimmed of fat, can be substituted for the steak. Because much of the chili flavor is held in the fat of this dish, refrain from skimming fat from the surface. Wear gloves when working with both dried and fresh chiles. Dried New Mexican or guajillo chiles make a good substitute for the anchos; each dried árbol may be substituted with 1/8 teaspoon cayenne. If you prefer not to work with any whole dried chiles, the anchos and árbols can be replaced with 1/2 cup commercial chili powder and 1/4 to 1/2 teaspoon cayenne pepper, though the texture of the chili will be slightly compromised. Good choices for condiments include diced avocado, chopped red onion, chopped cilantro leaves, lime wedges, sour cream, and shredded Monterey Jack or cheddar cheese. The chili can be made up to 3 days in advance.</text:p>
      <text:p text:style-name="P2">INGREDIENTS</text:p>
      <text:p text:style-name="P10"><text:span text:style-name="T9"><text:tab/><text:tab/></text:span><text:span text:style-name="T8"> Table salt</text:span></text:p>
      <text:p text:style-name="P10"><text:span text:style-name="T9"><text:tab/><text:tab/>1/2</text:span><text:span text:style-name="T8"> pound dried pinto beans (about 1 cup), rinsed and picked over</text:span></text:p>
      <text:p text:style-name="P10"><text:span text:style-name="T9"><text:tab/><text:tab/>6</text:span><text:span text:style-name="T8"> dried ancho chiles (about 1 3/4 ounces), stems and seeds removed, and flesh torn into 1-inch pieces (see note)</text:span></text:p>
      <text:p text:style-name="P10"><text:span text:style-name="T9"><text:tab/><text:tab/>2-4</text:span><text:span text:style-name="T8"> dried árbol chiles , stems removed, pods split, and seeds removed (see note)</text:span></text:p>
      <text:p text:style-name="P10"><text:span text:style-name="T9"><text:tab/><text:tab/>3</text:span><text:span text:style-name="T8"> tablespoons cornmeal</text:span></text:p>
      <text:p text:style-name="P10"><text:span text:style-name="T9"><text:tab/><text:tab/>2</text:span><text:span text:style-name="T8"> teaspoons dried oregano</text:span></text:p>
      <text:p text:style-name="P10"><text:span text:style-name="T9"><text:tab/><text:tab/>2</text:span><text:span text:style-name="T8"> teaspoons ground cumin</text:span></text:p>
      <text:p text:style-name="P10"><text:span text:style-name="T9"><text:tab/><text:tab/>2</text:span><text:span text:style-name="T8"> teaspoons cocoa powder</text:span></text:p>
      <text:p text:style-name="P10"><text:span text:style-name="T9"><text:tab/><text:tab/>2 1/2</text:span><text:span text:style-name="T8"> cups low-sodium chicken broth</text:span></text:p>
      <text:p text:style-name="P10"><text:span text:style-name="T9"><text:tab/><text:tab/>2</text:span><text:span text:style-name="T8"> medium onions , cut into 3/4-inch pieces (about 2 cups)</text:span></text:p>
      <text:p text:style-name="P10"><text:span text:style-name="T9"><text:tab/><text:tab/>3</text:span><text:span text:style-name="T8"> small jalapeño chiles , stems and seeds removed and discarded, and flesh cut into 1/2-inch pieces</text:span></text:p>
      <text:p text:style-name="P10"><text:soft-page-break/><text:span text:style-name="T9"><text:tab/><text:tab/>3</text:span><text:span text:style-name="T8"> tablespoons vegetable oil</text:span></text:p>
      <text:p text:style-name="P10"><text:span text:style-name="T9"><text:s text:c="9"/>4</text:span><text:span text:style-name="T8"> medium garlic cloves , minced or pressed through garlic press (about 4 <text:s/>teaspoons)</text:span></text:p>
      <text:p text:style-name="P10"><text:span text:style-name="T9"><text:tab/><text:tab/>1</text:span><text:span text:style-name="T8"> (14.5-ounce) can diced tomatoes</text:span></text:p>
      <text:p text:style-name="P10"><text:span text:style-name="T9"><text:tab/><text:tab/>2</text:span><text:span text:style-name="T8"> teaspoons light molasses</text:span></text:p>
      <text:p text:style-name="P10"><text:span text:style-name="T9"><text:tab/><text:tab/>3 1/2</text:span><text:span text:style-name="T8"> pounds blade steak , 3/4 inch thick, trimmed of gristle and fat and cut into 3/4-inch pieces (see note)</text:span></text:p>
      <text:p text:style-name="P10"><text:span text:style-name="T9"><text:tab/><text:tab/>1</text:span><text:span text:style-name="T8"> (12-ounce) bottle mild-flavored lager , such as Budweiser</text:span></text:p>
      <text:p text:style-name="P2">INSTRUCTIONS</text:p>
      <text:p text:style-name="P11"><text:span text:style-name="T9"><text:tab/><text:tab/>1.</text:span><text:span text:style-name="T8"> Combine 3 tablespoons salt, 4 quarts water, and beans in large Dutch oven and bring to boil over high heat. Remove pot from heat, cover, and let stand 1 hour. Drain and rinse well.</text:span></text:p>
      <text:p text:style-name="P11"><text:span text:style-name="T9"><text:tab/><text:tab/>2.</text:span><text:span text:style-name="T8"> Adjust oven rack to lower-middle position and heat oven to 300 degrees. Place ancho chiles in 12-inch skillet set over medium-high heat; toast, stirring frequently, until flesh is fragrant, 4 to 6 minutes, reducing heat if chiles begin to smoke. Transfer to bowl of food processor and cool. Do not wash out skillet.</text:span></text:p>
      <text:p text:style-name="P11"><text:span text:style-name="T9"><text:tab/><text:tab/>3.</text:span><text:span text:style-name="T8"> Add árbol chiles, cornmeal, oregano, cumin, cocoa, and ½ teaspoon salt to food processor with toasted ancho chiles; process until finely ground, about 2 minutes. With processor running, very slowly add ½ cup broth until smooth paste forms, about 45 seconds, scraping down sides of bowl as necessary. Transfer paste to small bowl. Place onions in now-empty processor bowl and pulse until roughly chopped, about four 1-second pulses. Add jalapeños and pulse until consistency of chunky salsa, about four 1-second pulses, scraping down bowl as necessary.</text:span></text:p>
      <text:p text:style-name="P11"><text:span text:style-name="T9"><text:tab/><text:tab/>4.</text:span><text:span text:style-name="T8"> Heat 1 tablespoon oil in large Dutch oven over medium-high heat. Add onion mixture and cook, stirring occasionally, until moisture has evaporated and vegetables are softened, 7 to 9 minutes. Add garlic and cook until fragrant, about 1 minute. Add chili paste, tomatoes, and molasses; stir until chili paste is thoroughly combined. Add remaining 2 cups broth and drained beans; bring to boil, then reduce heat to simmer.</text:span></text:p>
      <text:p text:style-name="P11"><text:span text:style-name="T9"><text:tab/><text:tab/></text:span></text:p>
      <text:p text:style-name="P11"><text:soft-page-break/><text:span text:style-name="T9"><text:s text:c="8"/>5.</text:span><text:span text:style-name="T8"> Meanwhile, heat 1 tablespoon oil in 12-inch skillet over medium-high heat until shimmering. Pat beef dry with paper towels and sprinkle with 1 teaspoon salt. Add half of beef and cook until browned on all sides, about 10 minutes. Transfer meat to Dutch oven. Add ½ bottle lager to skillet, scraping bottom of pan to loosen any browned bits, and bring to simmer. Transfer lager to Dutch oven. Repeat with remaining tablespoon oil, steak, and lager. Once last addition of lager has been added to Dutch oven, stir to combine and return mixture to simmer.</text:span></text:p>
      <text:p text:style-name="P11"><text:span text:style-name="T9"><text:s text:c="8"/>6.</text:span><text:span text:style-name="T8"> Cover pot and transfer to oven. Cook until meat and beans are fully tender, 1½ to 2 hours. Let chili stand, uncovered, 10 minutes. Stir well and season to taste with salt before serving.</text:span></text:p>
      <text:p text:style-name="P1">TECHNIQUE</text:p>
      <text:p text:style-name="P7"><text:span text:style-name="T3"><text:tab/><text:tab/>SECRET WEAPONS...OR WEIRD EXTRAS? </text:span><text:span text:style-name="T4">When chili cook-offs proved a bust, we combed the Internet for claims of "secret" ingredients to see if any would actually improve our recipe. Most were better left on the shelf. </text:span></text:p>
      <text:p text:style-name="P8"/>
      <text:p text:style-name="P12"><text:span text:style-name="T3"><text:tab/><text:tab/>YOU'RE IN!</text:span><text:span text:style-name="T4"> Cornmeal brought great body to the sauce, while beer, molasses, and unsweetened cocoa added depth and complexity.</text:span></text:p>
      <text:p text:style-name="P12"><text:span text:style-name="T3"><text:tab/><text:tab/>DIDN'T CUT IT</text:span><text:span text:style-name="T4"> We'll pass on ingredients like peanut butter, red wine, cola, prunes, and coffee. "Umami bombs" such as anchovies and shiitake mushrooms are also off our list.</text:span></text:p>
      <text:p text:style-name="P1">TECHNIQUE</text:p>
      <text:p text:style-name="P7"><text:span text:style-name="T3"><text:tab/><text:tab/>GETTING THE FUNDAMENTALS RIGHT </text:span><text:span text:style-name="T4">No secret ingredient can make up for a dish that takes too many shortcuts. Here's how we laid the groundwork for a top-notch bowl of chili. </text:span><text:span text:style-name="T6">TYPICAL STARTING POINTS</text:span><text:span text:style-name="T4"> </text:span><text:span text:style-name="T3">Ground Beef</text:span><text:span text:style-name="T4"> Ground chuck can't help but turn dry and nubbly after hours of cooking in the chili pot. </text:span><text:span text:style-name="T3">Bottled Chili Powder</text:span><text:span text:style-name="T4"> Commercial chili powders lack depth, and the ground seeds and stems they often contain will turn the stew gritty. </text:span><text:span text:style-name="T3">Canned Beans</text:span><text:span text:style-name="T4"> They're certainly convenient, but canned beans can also be bland and mushy. </text:span><text:span text:style-name="T6">UPPING THE ANTE</text:span><text:span text:style-name="T4"> </text:span><text:span text:style-name="T3">Whole Blade Steak</text:span><text:span text:style-name="T4"> Starting with whole steak allows us to cut the meat into beefy chunks that stay moist and tender. </text:span><text:span text:style-name="T3">Three Kinds of Chiles</text:span><text:span text:style-name="T4"> For complex chile flavor, we grind dried ancho and arbol chiles into a paste. Fresh jalapenos bring grassy heat. </text:span><text:span text:style-name="T3">Brined Dried Beans</text:span><text:span text:style-name="T4"> Soaking dried beans in brine before cooking seasons them throughout and contributes to creamier texture.</text:span></text:p>
      <text:p text:style-name="P8"><text:soft-page-break/><text:span text:style-name="T17">TECHNIQUE</text:span></text:p>
      <text:p text:style-name="P9"><text:tab/><text:tab/>OUR BEST-EVER CHILI </text:p>
      <text:p text:style-name="P12"><text:span text:style-name="T3"><text:tab/><text:tab/>1. QUICK-BRINE</text:span><text:span text:style-name="T4"> beans by bringing to boil in salt solution and letting stand 1 hour.</text:span></text:p>
      <text:p text:style-name="P12"><text:span text:style-name="T3"><text:tab/> <text:s text:c="6"/>2. TOAST</text:span><text:span text:style-name="T4"> ancho chiles in skillet to enhance flavor.</text:span></text:p>
      <text:p text:style-name="P12"><text:span text:style-name="T3"><text:tab/><text:tab/>3. MAKE PASTE</text:span><text:span text:style-name="T4"> by grinding toasted anchos, dried árbols, spices, cornmeal, and broth.</text:span></text:p>
      <text:p text:style-name="P12"><text:span text:style-name="T3"><text:tab/><text:tab/>4. SAUTÉ</text:span><text:span text:style-name="T4"> onions, jalapeños, and garlic in Dutch oven.</text:span></text:p>
      <text:p text:style-name="P12"><text:span text:style-name="T3"><text:tab/><text:tab/>5. ADD</text:span><text:span text:style-name="T4"> chili paste, tomatoes, molasses, broth, and beans to Dutch oven. Stir to combine.</text:span></text:p>
      <text:p text:style-name="P12"><text:span text:style-name="T3"><text:tab/><text:tab/>6. SEAR</text:span><text:span text:style-name="T4"> beef in batches in skillet until well-browned; transfer to Dutch oven.</text:span></text:p>
      <text:p text:style-name="P12"><text:span text:style-name="T3"><text:tab/><text:tab/>7. DEGLAZE</text:span><text:span text:style-name="T4"> skillet with lager between batches and scrape up fond; add to Dutch oven.</text:span></text:p>
      <text:p text:style-name="P12"><text:span text:style-name="T3"><text:tab/><text:tab/>8. TRANSFER</text:span><text:span text:style-name="T4"> chili to oven and cook until meat and beans are fully tender, 1½ to 2 hours.</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12T17:34:30</meta:creation-date>
    <meta:document-statistic meta:table-count="0" meta:image-count="0" meta:object-count="0" meta:page-count="4" meta:paragraph-count="45" meta:word-count="1034" meta:character-count="6175"/>
    <dc:date>2012-06-12T17:43:15</dc:date>
    <dc:creator>Robert Houk</dc:creator>
    <meta:editing-duration>PT00H08M45S</meta:editing-duration>
    <meta:editing-cycles>1</meta:editing-cycles>
    <meta:generator>OpenOffice.org/3.2$Unix OpenOffice.org_project/320m18$Build-9502</meta:generator>
  </office:meta>
</office:document-meta>
</file>